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8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49cm" svg:stroke-color="#ff0000" draw:marker-start="" draw:marker-start-width="0.273cm" draw:marker-start-center="false" draw:marker-end="" draw:marker-end-width="0.273cm" draw:marker-end-center="false" draw:fill="solid" draw:fill-color="#ffff8b" draw:textarea-horizontal-align="center" draw:textarea-vertical-align="middle" fo:padding-top="0.152cm" fo:padding-bottom="0.152cm" fo:padding-left="0.275cm" fo:padding-right="0.27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="" draw:marker-start-width="0.314cm" draw:marker-start-center="false" draw:marker-end="" draw:marker-end-width="0.314cm" draw:marker-end-center="false" draw:fill="solid" draw:fill-color="#99ccff" draw:textarea-horizontal-align="center" draw:textarea-vertical-align="middle" fo:padding-top="0.136cm" fo:padding-bottom="0.136cm" fo:padding-left="0.261cm" fo:padding-right="0.261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000000" draw:marker-start="" draw:marker-start-width="0.293cm" draw:marker-start-center="false" draw:marker-end="" draw:marker-end-width="0.293cm" draw:marker-end-center="false" draw:fill="solid" draw:fill-color="#99ccff" draw:textarea-horizontal-align="center" draw:textarea-vertical-align="middle" fo:padding-top="0.136cm" fo:padding-bottom="0.136cm" fo:padding-left="0.261cm" fo:padding-right="0.261cm" draw:shadow="hidden" draw:shadow-offset-x="0.3cm" draw:shadow-offset-y="0.3cm" draw:shadow-color="#808080"/>
    </style:style>
    <style:style style:name="P1" style:family="paragraph">
      <loext:graphic-properties draw:fill="solid" draw:fill-color="#00008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ffff8b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0.484cm" svg:height="0.484cm" svg:x="9.484cm" svg:y="13.755cm">
            <text:p/>
          </draw:rect>
          <draw:path draw:style-name="gr2" draw:text-style-name="P2" draw:layer="layout" svg:width="2.021cm" svg:height="1.499cm" svg:x="9.658cm" svg:y="14.442cm" svg:viewBox="0 0 2022 1500" svg:d="M1745 44c-245-44-493 27-738 67-226 41-462 12-691 0-326-14-268 339-300 533-31 238-26 484 92 671 151 224 449 48 691 154 365 165 208-378 578-378 187 0 631 124 529-244-71-258 192-422 93-669l-208-178z">
            <text:p/>
          </draw:path>
          <draw:line draw:style-name="gr3" draw:text-style-name="P3" draw:layer="layout" svg:x1="9.487cm" svg:y1="13.766cm" svg:x2="9.487cm" svg:y2="16.161cm">
            <text:p/>
          </draw:line>
          <draw:line draw:style-name="gr4" draw:text-style-name="P3" draw:layer="layout" svg:x1="9.966cm" svg:y1="13.766cm" svg:x2="9.966cm" svg:y2="16.161cm">
            <text:p/>
          </draw:line>
          <draw:line draw:style-name="gr4" draw:text-style-name="P3" draw:layer="layout" svg:x1="10.444cm" svg:y1="13.766cm" svg:x2="10.444cm" svg:y2="16.161cm">
            <text:p/>
          </draw:line>
          <draw:line draw:style-name="gr4" draw:text-style-name="P3" draw:layer="layout" svg:x1="10.925cm" svg:y1="13.766cm" svg:x2="10.925cm" svg:y2="16.161cm">
            <text:p/>
          </draw:line>
          <draw:line draw:style-name="gr4" draw:text-style-name="P3" draw:layer="layout" svg:x1="11.406cm" svg:y1="13.766cm" svg:x2="11.406cm" svg:y2="16.161cm">
            <text:p/>
          </draw:line>
          <draw:line draw:style-name="gr3" draw:text-style-name="P3" draw:layer="layout" svg:x1="11.882cm" svg:y1="13.766cm" svg:x2="11.882cm" svg:y2="16.161cm">
            <text:p/>
          </draw:line>
          <draw:line draw:style-name="gr3" draw:text-style-name="P3" draw:layer="layout" svg:x1="9.487cm" svg:y1="13.766cm" svg:x2="11.886cm" svg:y2="13.766cm">
            <text:p/>
          </draw:line>
          <draw:line draw:style-name="gr4" draw:text-style-name="P3" draw:layer="layout" svg:x1="9.487cm" svg:y1="14.244cm" svg:x2="11.886cm" svg:y2="14.244cm">
            <text:p/>
          </draw:line>
          <draw:line draw:style-name="gr4" draw:text-style-name="P3" draw:layer="layout" svg:x1="9.487cm" svg:y1="14.722cm" svg:x2="11.886cm" svg:y2="14.722cm">
            <text:p/>
          </draw:line>
          <draw:line draw:style-name="gr4" draw:text-style-name="P3" draw:layer="layout" svg:x1="9.487cm" svg:y1="15.2cm" svg:x2="11.886cm" svg:y2="15.2cm">
            <text:p/>
          </draw:line>
          <draw:line draw:style-name="gr4" draw:text-style-name="P3" draw:layer="layout" svg:x1="9.487cm" svg:y1="15.678cm" svg:x2="11.886cm" svg:y2="15.678cm">
            <text:p/>
          </draw:line>
          <draw:line draw:style-name="gr3" draw:text-style-name="P3" draw:layer="layout" svg:x1="9.487cm" svg:y1="16.152cm" svg:x2="11.886cm" svg:y2="16.152cm">
            <text:p/>
          </draw:line>
          <draw:polyline draw:style-name="gr5" draw:text-style-name="P3" draw:layer="layout" svg:width="0cm" svg:height="0cm" svg:x="9.487cm" svg:y="16.163cm" svg:viewBox="0 0 0 0" draw:points="0,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0:11:03.371741899</meta:creation-date>
    <dc:date>2018-03-22T10:12:20.537903128</dc:date>
    <meta:editing-duration>PT1M18S</meta:editing-duration>
    <meta:editing-cycles>1</meta:editing-cycles>
    <meta:document-statistic meta:object-count="16"/>
    <meta:generator>LibreOffice/6.0.0.3$MacOSX_X86_64 LibreOffice_project/64a0f66915f38c6217de274f0aa8e15618924765</meta:generator>
  </office:meta>
</office:document-meta>
</file>